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cm" fo:margin-bottom="0.37cm" fo:line-height="150%" fo:text-align="justify" style:justify-single-word="false"/>
    </style:style>
    <style:style style:name="P18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0cm" style:auto-text-indent="false"/>
    </style:style>
    <style:style style:name="P20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style:font-name-asian="Times-Roman" style:font-size-asian="12pt" style:font-name-complex="Times-Roman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5"/></text:span></text:p>
      <text:p text:style-name="P15"><text:span text:style-name="Fonte_20_parág._20_padrão"><text:span text:style-name="T5">SGB_GINT_</text:span></text:span><text:bookmark text:name="id.gjdgxs"/><text:span text:style-name="Fonte_20_parág._20_padrão"><text:span text:style-name="T5">PlanoDeGerênciaDeIntegração</text:span></text:span></text:p>
      <text:p text:style-name="P15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Klevlon Moraes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C2" office:value-type="date" office:date-value="2012-11-01">
            <text:p text:style-name="P8"><text:span text:style-name="Fonte_20_parág._20_padrão"><text:span text:style-name="T7">01/11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0"><text:soft-page-break/>Sumário</text:p>
          </text:index-title>
          <text:p text:style-name="P16"><text:a xlink:type="simple" xlink:href="#__RefHeading__3196_103755458"><text:span text:style-name="T3">1 Propósito do documento <text:tab/>4</text:span></text:a></text:p>
          <text:p text:style-name="P16"><text:a xlink:type="simple" xlink:href="#__RefHeading__3198_103755458"><text:span text:style-name="T3">2 Escopo do projeto<text:tab/>4</text:span></text:a></text:p>
          <text:p text:style-name="P16"><text:a xlink:type="simple" xlink:href="#__RefHeading__3198_103755458"><text:span text:style-name="T3">3 Papel do gestor de integração<text:tab/>4</text:span></text:a></text:p>
          <text:p text:style-name="P16"><text:a xlink:type="simple" xlink:href="#__RefHeading__3198_103755458"><text:span text:style-name="T3">4 Papel do gestor de integração<text:tab/>5</text:span></text:a></text:p>
          <text:p text:style-name="P22"><text:a xlink:type="simple" xlink:href="#__RefHeading__3200_103755458"><text:span text:style-name="T3">4.1 Fase 1 - Concepção<text:tab/>5</text:span></text:a></text:p>
          <text:p text:style-name="P22"><text:a xlink:type="simple" xlink:href="#__RefHeading__3200_103755458"><text:span text:style-name="T3">4.2 Fase 2 - Planejamento<text:tab/>5</text:span></text:a></text:p>
          <text:p text:style-name="P22"><text:a xlink:type="simple" xlink:href="#__RefHeading__3200_103755458"><text:span text:style-name="T3">4.3 Fase 3 - Construção<text:tab/>5</text:span></text:a></text:p>
          <text:p text:style-name="P22"><text:a xlink:type="simple" xlink:href="#__RefHeading__3200_103755458"><text:span text:style-name="T3">4.4 Fase 4 - Construção<text:tab/>6</text:span></text:a></text:p>
          <text:p text:style-name="P22"><text:a xlink:type="simple" xlink:href="#__RefHeading__3200_103755458"><text:span text:style-name="T3">4.5 Demais fases<text:tab/>6</text:span></text:a></text:p>
          <text:p text:style-name="P26"><text:a xlink:type="simple" xlink:href="#__RefHeading__3198_103755458"><text:span text:style-name="T3">5 Conclusão<text:tab/>6</text:span>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4" text:outline-level="1"><text:bookmark-start text:name="__RefHeading__3196_103755458"/><text:bookmark-start text:name="h.30j0zll"/><text:bookmark-start text:name="_Toc338917870"/><text:span text:style-name="Fonte_20_parág._20_padrão"><text:span text:style-name="T4">1 </text:span></text:span><text:bookmark-end text:name="h.30j0zll"/><text:bookmark-end text:name="_Toc338917870"/><text:span text:style-name="Fonte_20_parág._20_padrão"><text:span text:style-name="T4">Propósito do documento</text:span></text:span><text:bookmark-end text:name="__RefHeading__3196_103755458"/></text:h>
      <text:p text:style-name="P17"><text:soft-page-break/><text:span text:style-name="Fonte_20_parág._20_padrão"><text:span text:style-name="T7"><text:tab/>Este documento tem como objetivo criar um plano de integração para o projeto de Sistema de Gestão Bibliográfica (SGB) que está sendo desenvolvido pela fábrica de software da Universidade Federal de Goiás.</text:span></text:span></text:p>
      <text:p text:style-name="P17"><text:span text:style-name="Fonte_20_parág._20_padrão"><text:span text:style-name="T7"><text:tab/>O Plano de Gerência de Integração, visa também auxiliar o gestor de integração quais as atividades que ele deve desempenhar e de que maneira exercer a gerência para que esta seja efetiva ao longo do projeto.</text:span></text:span></text:p>
      <text:h text:style-name="P24" text:outline-level="1"><text:span text:style-name="Fonte_20_parág._20_padrão"><text:span text:style-name="T4">2</text:span></text:span><text:bookmark-start text:name="h.30j0zll1"/><text:bookmark-start text:name="_Toc3389178701"/><text:span text:style-name="Fonte_20_parág._20_padrão"><text:span text:style-name="T4"> </text:span></text:span><text:bookmark-end text:name="h.30j0zll1"/><text:bookmark-end text:name="_Toc3389178701"/><text:span text:style-name="Fonte_20_parág._20_padrão"><text:span text:style-name="T4">Escopo do projeto</text:span></text:span></text:h>
      <text:p text:style-name="P17"><text:span text:style-name="Fonte_20_parág._20_padrão"><text:span text:style-name="T7"><text:tab/>O projeto SGB visa construir uma ferramenta para auxiliar o Corpo Docente e Diretoria do Instituto de Informática (INF) da Universidade Federal de Goiás a <text:s/></text:span></text:span><text:span text:style-name="Fonte_20_parág._20_padrão"><text:span text:style-name="T8">gerenciar as referências bibliográficas adotadas nos cursos do INF.</text:span></text:span></text:p>
      <text:h text:style-name="P24" text:outline-level="1"><text:bookmark-start text:name="__RefHeading__3198_103755458"/><text:span text:style-name="Fonte_20_parág._20_padrão"><text:span text:style-name="T4">3</text:span></text:span><text:bookmark-start text:name="h.1fob9te"/><text:bookmark-start text:name="_Toc338917871"/><text:span text:style-name="Fonte_20_parág._20_padrão"><text:span text:style-name="T4"> </text:span></text:span><text:bookmark-end text:name="h.1fob9te"/><text:bookmark-end text:name="_Toc338917871"/><text:span text:style-name="Fonte_20_parág._20_padrão"><text:span text:style-name="T4">Papel do gestor de integração</text:span></text:span><text:bookmark-end text:name="__RefHeading__3198_103755458"/></text:h>
      <text:p text:style-name="P18"><text:span text:style-name="Fonte_20_parág._20_padrão"><text:span text:style-name="T7">A integração trata principalmente da integração efetiva dos processos entre grupos de processos de gerenciamento de projetos necessários para realizar os objetivos do projeto dentro dos procedimentos definidos da organização(PMBOK).</text:span></text:span></text:p>
      <text:p text:style-name="P18"><text:span text:style-name="Fonte_20_parág._20_padrão"><text:span text:style-name="T7">O Gestor de Integração deverá exercer papel pró-ativo ao longo do projeto, orientando e gerenciando a execução do projeto, monitorando e controlando o trabalho realizado durante o projeto além de estar atento a mudanças que ocorrem ao longo do mesmo.</text:span></text:span></text:p>
      <text:p text:style-name="P18"><text:span text:style-name="Fonte_20_parág._20_padrão"><text:span text:style-name="T7">Para exercer uma gerencia efetiva o gestor deve estar em constante comunicação com os demais gestores a fim de saber se os seus planos e atividades estão integrados e da melhor forma possível a fim de se evitar falhas na comunicação e consequentemente o <text:s/>retrabalho.</text:span></text:span></text:p>
      <text:p text:style-name="P18"><text:span text:style-name="Fonte_20_parág._20_padrão"><text:span text:style-name="T7">Deverá também estar atento às atividades exercidas durante o projeto verificando se estas obedecem os planos estabelecidos pelos gestores e para que padrões pré-estabelecidos sejam seguidos.</text:span></text:span></text:p>
      <text:p text:style-name="P18"><text:soft-page-break/><text:span text:style-name="Fonte_20_parág._20_padrão"><text:span text:style-name="T7">O Gestor de Integração também é responsável por gerar as atas de reunião, para que seja documentado o que foi discutido e quem estava presente, a fim de que haja registros das decisões tomadas para cada iteração e quais rumos a equipe de gestores decidiu seguir.</text:span></text:span></text:p>
      <text:h text:style-name="P24" text:outline-level="1"><text:span text:style-name="Fonte_20_parág._20_padrão"><text:span text:style-name="T4">4</text:span></text:span><text:bookmark-start text:name="h.30j0zll11"/><text:bookmark-start text:name="_Toc33891787011"/><text:span text:style-name="Fonte_20_parág._20_padrão"><text:span text:style-name="T4"> </text:span></text:span><text:bookmark-end text:name="h.30j0zll11"/><text:bookmark-end text:name="_Toc33891787011"/><text:span text:style-name="Fonte_20_parág._20_padrão"><text:span text:style-name="T4">Fases do projeto</text:span></text:span></text:h>
      <text:p text:style-name="P19"><text:span text:style-name="Fonte_20_parág._20_padrão"><text:span text:style-name="T7"><text:tab/>O projeto SGB </text:span></text:span><text:span text:style-name="Fonte_20_parág._20_padrão"><text:span text:style-name="T8">está dividido em nove fases delimitadas pelos marcos de projeto. Ao longo de cada fase o Gestor de Integração deverá alocar seus esforços de maneira que atenda às necessidades daquela fase do projeto, por exemplo, verificar os planos dos gestores e a integração desses planos na fase de planejamento, e monitorar a integração do código gerado na fase de construção.</text:span></text:span></text:p>
      <text:p text:style-name="P19"><text:span text:style-name="Fonte_20_parág._20_padrão"><text:span text:style-name="T8"><text:tab/>A seguir são descritas quais as atividades o gestor de integração deve desempenhar ao longo do projeto.</text:span></text:span></text:p>
      <text:h text:style-name="P21" text:outline-level="2"><text:bookmark-start text:name="__RefHeading__3200_103755458"/><text:span text:style-name="Fonte_20_parág._20_padrão"><text:span text:style-name="T4">4</text:span></text:span><text:bookmark-start text:name="h.3znysh7"/><text:bookmark-start text:name="_Toc338917872"/><text:span text:style-name="Fonte_20_parág._20_padrão"><text:span text:style-name="T4">.1 </text:span></text:span><text:bookmark-end text:name="h.3znysh7"/><text:bookmark-end text:name="_Toc338917872"/><text:span text:style-name="Fonte_20_parág._20_padrão"><text:span text:style-name="T4">Fase 1 – Concepção</text:span></text:span><text:bookmark-end text:name="__RefHeading__3200_103755458"/></text:h>
      <text:p text:style-name="P15"><text:span text:style-name="Fonte_20_parág._20_padrão"><text:span text:style-name="T7"><text:tab/>Fase com início no dia 19/10/2012 e término no dia 26/10/2012, o gestor de integração deve desenvolver o Termo de Abertura do Projeto e documentar as atas para cada reunião realizada pela equipe.</text:span></text:span></text:p>
      <text:h text:style-name="P21" text:outline-level="2"><text:bookmark-start text:name="__RefHeading__3202_103755458"/><text:span text:style-name="Fonte_20_parág._20_padrão"><text:span text:style-name="T4">4</text:span></text:span><text:bookmark-start text:name="h.2et92p0"/><text:bookmark-start text:name="_Toc338917873"/><text:bookmark-start text:name="h.3znysh71"/><text:bookmark-start text:name="_Toc3389178721"/><text:span text:style-name="Fonte_20_parág._20_padrão"><text:span text:style-name="T4">.2 </text:span></text:span><text:bookmark-end text:name="h.3znysh71"/><text:bookmark-end text:name="_Toc3389178721"/><text:span text:style-name="Fonte_20_parág._20_padrão"><text:span text:style-name="T4">Fase 2 – </text:span></text:span><text:bookmark-end text:name="h.2et92p0"/><text:bookmark-end text:name="_Toc338917873"/><text:span text:style-name="Fonte_20_parág._20_padrão"><text:span text:style-name="T4">Planejamento</text:span></text:span><text:bookmark-end text:name="__RefHeading__3202_103755458"/></text:h>
      <text:p text:style-name="P15"><text:span text:style-name="Fonte_20_parág._20_padrão"><text:span text:style-name="T7"><text:tab/> Fase com início no dia 26/10/2012 e término no dia 02/11/2012, o gestor de integração deve monitorar o planejamento dos gestores, verificando se o plano criado por cada um deles estão integrados e obedecendo o prazo, custo e escopo do projeto de maneira a ir de encontro com os interesses da equipe.</text:span></text:span></text:p>
      <text:h text:style-name="P21" text:outline-level="2"><text:span text:style-name="Fonte_20_parág._20_padrão"><text:span text:style-name="T4">4</text:span></text:span><text:bookmark-start text:name="h.3znysh72"/><text:bookmark-start text:name="_Toc3389178722"/><text:span text:style-name="Fonte_20_parág._20_padrão"><text:span text:style-name="T4">.3 </text:span></text:span><text:bookmark-end text:name="h.3znysh72"/><text:bookmark-end text:name="_Toc3389178722"/><text:span text:style-name="Fonte_20_parág._20_padrão"><text:span text:style-name="T4">Fase 3 – Construção</text:span></text:span></text:h>
      <text:p text:style-name="P15"><text:span text:style-name="Fonte_20_parág._20_padrão"><text:span text:style-name="T6"><text:tab/></text:span></text:span><text:span text:style-name="Fonte_20_parág._20_padrão"><text:span text:style-name="T9">Fase com início no dia 02/11/2012 e término no dia 16/11/2012, o gestor de integração deve orientar e gerenciar a execução do projeto, verificando se as atividades exercidas pela equipe técnica estão de acordo com o que foi planejado e se o custo do projeto está sendo respeitado ou se há algum desvio na estimativa realizada pelos gerentes.</text:span></text:span></text:p>
      <text:h text:style-name="P21" text:outline-level="2"><text:soft-page-break/><text:span text:style-name="Fonte_20_parág._20_padrão"><text:span text:style-name="T4">4</text:span></text:span><text:bookmark-start text:name="h.3znysh721"/><text:bookmark-start text:name="_Toc33891787221"/><text:span text:style-name="Fonte_20_parág._20_padrão"><text:span text:style-name="T4">.4 </text:span></text:span><text:bookmark-end text:name="h.3znysh721"/><text:bookmark-end text:name="_Toc33891787221"/><text:span text:style-name="Fonte_20_parág._20_padrão"><text:span text:style-name="T4">Fase 4 – Construção</text:span></text:span></text:h>
      <text:p text:style-name="P15"><text:span text:style-name="Fonte_20_parág._20_padrão"><text:span text:style-name="T6"><text:tab/></text:span></text:span><text:span text:style-name="Fonte_20_parág._20_padrão"><text:span text:style-name="T9">Fase com início no dia 16/11/2012 e término no dia 30/11/2012, o gestor de integração deve monitorar a execução do projeto, verificando se há necessidades de medidas corretivas ou mudanças que devem ser realizadas e controladas.</text:span></text:span></text:p>
      <text:h text:style-name="P21" text:outline-level="2"><text:span text:style-name="Fonte_20_parág._20_padrão"><text:span text:style-name="T4">4</text:span></text:span><text:bookmark-start text:name="h.3znysh7211"/><text:bookmark-start text:name="_Toc338917872211"/><text:span text:style-name="Fonte_20_parág._20_padrão"><text:span text:style-name="T4">.5 </text:span></text:span><text:bookmark-end text:name="h.3znysh7211"/><text:bookmark-end text:name="_Toc338917872211"/><text:span text:style-name="Fonte_20_parág._20_padrão"><text:span text:style-name="T4">Demais fases</text:span></text:span></text:h>
      <text:p text:style-name="P15"><text:span text:style-name="Fonte_20_parág._20_padrão"><text:span text:style-name="T6"><text:tab/></text:span></text:span><text:span text:style-name="Fonte_20_parág._20_padrão"><text:span text:style-name="T9">Fase com início no dia 30/11/2012 e término no dia 14/11/2012, o gestor de integração deve monitorar a execução do projeto, e exercer papéis de monitoramento e controle.</text:span></text:span></text:p>
      <text:h text:style-name="P24" text:outline-level="1"><text:span text:style-name="Fonte_20_parág._20_padrão"><text:span text:style-name="T4">5</text:span></text:span><text:bookmark-start text:name="h.30j0zll111"/><text:bookmark-start text:name="_Toc338917870111"/><text:span text:style-name="Fonte_20_parág._20_padrão"><text:span text:style-name="T4"> </text:span></text:span><text:bookmark-end text:name="h.30j0zll111"/><text:bookmark-end text:name="_Toc338917870111"/><text:span text:style-name="Fonte_20_parág._20_padrão"><text:span text:style-name="T4">Conclusão</text:span></text:span></text:h>
      <text:p text:style-name="P19"><text:span text:style-name="Fonte_20_parág._20_padrão"><text:span text:style-name="T7"><text:tab/></text:span></text:span><text:span text:style-name="Fonte_20_parág._20_padrão"><text:span text:style-name="T10">O gestor de integração deve estar atento a todas atividades que estão sendo executadas durante o projeto, visando promover integração das atividades e planos.</text:span></text:span></text:p>
      <text:p text:style-name="P19"><text:span text:style-name="Fonte_20_parág._20_padrão"><text:span text:style-name="T10"><text:tab/>Este deverá também incrementar este plano a cada fase visando maior detalhes de planejamento para as fases seguintes às já detalhadas neste plano.</text:span></text:span></text:p>
      <text:p text:style-name="P15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GINT_PlanoDeGerênciaDeIntegraçã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creation-date>2012-10-25T10:41:00Z</meta:creation-date>
    <dc:date>2012-11-02T18:24:50</dc:date>
    <meta:editing-cycles>7</meta:editing-cycles>
    <meta:editing-duration>PT1H50M40S</meta:editing-duration>
    <meta:document-statistic meta:table-count="2" meta:image-count="3" meta:object-count="0" meta:page-count="6" meta:paragraph-count="56" meta:word-count="779" meta:character-count="4789"/>
    <meta:template xlink:type="simple" xlink:actuate="onRequest" xlink:title="" xlink:href="../../../../../Desktop/SGB_TEMPL_TemplateDocumentos.odt/Normal.dotm"/>
  </office:meta>
</office:document-meta>
</file>